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nTimeGui.RunTime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Gui.RunTimeGui( boolean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nTimeGui.configure( Test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TimeGui.modifyTestElement( TestElement l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unTimeGui.createLoopCoun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unTime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Gui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unTime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Gui.setState( long secs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Gui.setState( String secs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Gui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